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Oxygen-Sans, Ubuntu, Cantarell, 'Helvetica Neue', sans-serif"/>
  </office:font-face-decls>
  <office:automatic-styles>
    <style:style style:name="P1" style:family="paragraph" style:parent-style-name="Heading_20_2">
      <style:text-properties fo:font-variant="normal" fo:text-transform="none" fo:color="#393e41" loext:opacity="100%" style:font-name="apple-system" fo:font-size="12pt" fo:letter-spacing="normal" fo:font-style="normal" fo:font-weight="normal" officeooo:rsid="001b9a25" officeooo:paragraph-rsid="001b9a25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Bienvenido estos apuntes fueron creados por leonado! By pandora para todos los apasionados de la programación y la tecnología 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2T09:52:47.565000000</meta:creation-date>
    <dc:date>2025-07-13T21:36:05.837075400</dc:date>
    <meta:editing-duration>PT1M4S</meta:editing-duration>
    <meta:editing-cycles>2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1" meta:word-count="19" meta:character-count="126" meta:non-whitespace-character-count="107"/>
  </office:meta>
</office:document-meta>
</file>